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800000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800000" draw:marker-start-width="0.08cm" draw:marker-end="Arrow" draw:marker-end-width="0.1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08cm" draw:marker-end="Arrow" draw:marker-end-width="0.1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05cm" svg:stroke-color="#000000" draw:marker-start-width="0.08cm" draw:marker-end="Arrow" draw:marker-end-width="0.18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75cm" svg:height="0.75cm" svg:x="2.7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2.5cm" svg:y="2.2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5cm" svg:y="2.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4cm" svg:y="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6cm" svg:y="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7.5cm" svg:y="2.2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75cm" svg:height="0.75cm" svg:x="0.25cm" svg:y="2.2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cm" svg:y1="2.625cm" svg:x2="2.5cm" svg:y2="2.625cm" draw:start-shape="id1" draw:start-glue-point="10" draw:end-shape="id2" draw:end-glue-point="6" svg:d="m1000 2625h1500">
          <text:p/>
        </draw:connector>
        <draw:connector draw:style-name="gr3" draw:text-style-name="P1" draw:layer="layout" draw:type="line" svg:x1="0.891cm" svg:y1="2.359cm" svg:x2="2.859cm" svg:y2="0.891cm" draw:start-shape="id1" draw:start-glue-point="11" draw:end-shape="id3" draw:end-glue-point="7" svg:d="m891 2359 1968-1468">
          <text:p/>
        </draw:connector>
        <draw:connector draw:style-name="gr2" draw:text-style-name="P1" draw:layer="layout" draw:type="line" svg:x1="3.25cm" svg:y1="2.625cm" svg:x2="5cm" svg:y2="2.625cm" draw:start-shape="id2" draw:start-glue-point="10" draw:end-shape="id4" draw:end-glue-point="6" svg:d="m3250 2625h1750">
          <text:p/>
        </draw:connector>
        <draw:connector draw:style-name="gr4" draw:text-style-name="P1" draw:layer="layout" draw:type="line" svg:x1="3.391cm" svg:y1="0.891cm" svg:x2="5.109cm" svg:y2="2.359cm" draw:start-shape="id3" draw:start-glue-point="9" draw:end-shape="id4" draw:end-glue-point="5" svg:d="m3391 891 1718 1468">
          <text:p/>
        </draw:connector>
        <draw:connector draw:style-name="gr5" draw:text-style-name="P1" draw:layer="layout" draw:type="line" svg:x1="3.141cm" svg:y1="2.891cm" svg:x2="4.109cm" svg:y2="4.109cm" draw:start-shape="id2" draw:start-glue-point="9" draw:end-shape="id5" draw:end-glue-point="5" svg:d="m3141 2891 968 1218">
          <text:p/>
        </draw:connector>
        <draw:connector draw:style-name="gr5" draw:text-style-name="P1" draw:layer="layout" draw:type="line" svg:x1="4.75cm" svg:y1="4.375cm" svg:x2="6cm" svg:y2="4.375cm" draw:start-shape="id5" draw:start-glue-point="10" draw:end-shape="id6" draw:end-glue-point="6" svg:d="m4750 4375h1250">
          <text:p/>
        </draw:connector>
        <draw:connector draw:style-name="gr5" draw:text-style-name="P1" draw:layer="layout" draw:type="line" svg:x1="6.641cm" svg:y1="4.109cm" svg:x2="7.609cm" svg:y2="2.891cm" draw:start-shape="id6" draw:start-glue-point="11" draw:end-shape="id7" draw:end-glue-point="7" svg:d="m6641 4109 968-1218">
          <text:p/>
        </draw:connector>
        <draw:connector draw:style-name="gr4" draw:text-style-name="P1" draw:layer="layout" draw:type="line" svg:x1="5.75cm" svg:y1="2.625cm" svg:x2="7.5cm" svg:y2="2.625cm" draw:start-shape="id4" draw:start-glue-point="10" draw:end-shape="id7" draw:end-glue-point="6" svg:d="m5750 2625h1750">
          <text:p/>
        </draw:connector>
        <draw:frame draw:style-name="gr6" draw:text-style-name="P3" draw:layer="layout" svg:width="1.344cm" svg:height="0.594cm" svg:x="0.917cm" svg:y="1cm">
          <draw:text-box>
            <text:p text:style-name="P3">2/3,10</text:p>
          </draw:text-box>
        </draw:frame>
        <draw:frame draw:style-name="gr6" draw:text-style-name="P3" draw:layer="layout" svg:width="1.344cm" svg:height="0.594cm" svg:x="1.25cm" svg:y="2.575cm">
          <draw:text-box>
            <text:p text:style-name="P3">0/1,12</text:p>
          </draw:text-box>
        </draw:frame>
        <draw:frame draw:style-name="gr6" draw:text-style-name="P3" draw:layer="layout" svg:width="1.188cm" svg:height="0.594cm" svg:x="3.5cm" svg:y="3.075cm">
          <draw:text-box>
            <text:p text:style-name="P3">0/4,4</text:p>
          </draw:text-box>
        </draw:frame>
        <draw:frame draw:style-name="gr6" draw:text-style-name="P3" draw:layer="layout" svg:width="1.188cm" svg:height="0.594cm" svg:x="4.812cm" svg:y="4.406cm">
          <draw:text-box>
            <text:p text:style-name="P3">0/2,6</text:p>
          </draw:text-box>
        </draw:frame>
        <draw:frame draw:style-name="gr6" draw:text-style-name="P3" draw:layer="layout" svg:width="1.188cm" svg:height="0.594cm" svg:x="4.011cm" svg:y="1.075cm">
          <draw:text-box>
            <text:p text:style-name="P3">2/3,5</text:p>
          </draw:text-box>
        </draw:frame>
        <draw:frame draw:style-name="gr7" draw:text-style-name="P3" draw:layer="layout" svg:width="1.188cm" svg:height="0.594cm" svg:x="3.562cm" svg:y="2.156cm">
          <draw:text-box>
            <text:p text:style-name="P3">0/5,1</text:p>
          </draw:text-box>
        </draw:frame>
        <draw:frame draw:style-name="gr6" draw:text-style-name="P3" draw:layer="layout" svg:width="1.344cm" svg:height="0.594cm" svg:x="6cm" svg:y="2.156cm">
          <draw:text-box>
            <text:p text:style-name="P3">2/2,10</text:p>
          </draw:text-box>
        </draw:frame>
        <draw:frame draw:style-name="gr6" draw:text-style-name="P3" draw:layer="layout" svg:width="1.188cm" svg:height="0.594cm" svg:x="7cm" svg:y="3.25cm">
          <draw:text-box>
            <text:p text:style-name="P3">0/3,2</text:p>
          </draw:text-box>
        </draw:frame>
        <draw:frame draw:style-name="gr6" draw:text-style-name="P4" draw:layer="layout" svg:width="3.364cm" svg:height="0.594cm" svg:x="13.636cm" svg:y="0cm">
          <draw:text-box>
            <text:p text:style-name="P4"><text:span text:style-name="T2">(utilised/capacity,cost)</text:span></text:p>
          </draw:text-box>
        </draw:frame>
        <draw:custom-shape draw:style-name="gr1" draw:text-style-name="P2" xml:id="id10" draw:id="id10" draw:layer="layout" svg:width="0.75cm" svg:height="0.75cm" svg:x="11.2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5cm" svg:height="0.75cm" svg:x="11cm" svg:y="2.2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75cm" svg:height="0.75cm" svg:x="13.5cm" svg:y="2.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75cm" svg:height="0.75cm" svg:x="12.5cm" svg:y="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75cm" svg:height="0.75cm" svg:x="14.5cm" svg:y="4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75cm" svg:height="0.75cm" svg:x="16cm" svg:y="2.2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75cm" svg:height="0.75cm" svg:x="8.75cm" svg:y="2.2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cm" svg:y1="2.625cm" svg:x2="11cm" svg:y2="2.625cm" draw:start-shape="id8" draw:start-glue-point="10" draw:end-shape="id9" draw:end-glue-point="6" svg:d="m9500 2625h1500">
          <text:p/>
        </draw:connector>
        <draw:connector draw:style-name="gr2" draw:text-style-name="P1" draw:layer="layout" draw:type="line" svg:x1="9.391cm" svg:y1="2.359cm" svg:x2="11.359cm" svg:y2="0.891cm" draw:start-shape="id8" draw:start-glue-point="11" draw:end-shape="id10" draw:end-glue-point="7" svg:d="m9391 2359 1968-1468">
          <text:p/>
        </draw:connector>
        <draw:connector draw:style-name="gr2" draw:text-style-name="P1" draw:layer="layout" draw:type="line" svg:x1="11.75cm" svg:y1="2.625cm" svg:x2="13.5cm" svg:y2="2.625cm" draw:start-shape="id9" draw:start-glue-point="10" draw:end-shape="id11" draw:end-glue-point="6" svg:d="m11750 2625h1750">
          <text:p/>
        </draw:connector>
        <draw:connector draw:style-name="gr5" draw:text-style-name="P1" draw:layer="layout" draw:type="line" svg:x1="11.891cm" svg:y1="0.891cm" svg:x2="13.609cm" svg:y2="2.359cm" draw:start-shape="id10" draw:start-glue-point="9" draw:end-shape="id11" draw:end-glue-point="5" svg:d="m11891 891 1718 1468">
          <text:p/>
        </draw:connector>
        <draw:connector draw:style-name="gr4" draw:text-style-name="P1" draw:layer="layout" draw:type="line" svg:x1="11.641cm" svg:y1="2.891cm" svg:x2="12.609cm" svg:y2="4.109cm" draw:start-shape="id9" draw:start-glue-point="9" draw:end-shape="id12" draw:end-glue-point="5" svg:d="m11641 2891 968 1218">
          <text:p/>
        </draw:connector>
        <draw:connector draw:style-name="gr4" draw:text-style-name="P1" draw:layer="layout" draw:type="line" svg:x1="13.25cm" svg:y1="4.375cm" svg:x2="14.5cm" svg:y2="4.375cm" draw:start-shape="id12" draw:start-glue-point="10" draw:end-shape="id13" draw:end-glue-point="6" svg:d="m13250 4375h1250">
          <text:p/>
        </draw:connector>
        <draw:connector draw:style-name="gr4" draw:text-style-name="P1" draw:layer="layout" draw:type="line" svg:x1="15.141cm" svg:y1="4.109cm" svg:x2="16.109cm" svg:y2="2.891cm" draw:start-shape="id13" draw:start-glue-point="11" draw:end-shape="id14" draw:end-glue-point="7" svg:d="m15141 4109 968-1218">
          <text:p/>
        </draw:connector>
        <draw:connector draw:style-name="gr5" draw:text-style-name="P1" draw:layer="layout" draw:type="line" svg:x1="14.25cm" svg:y1="2.625cm" svg:x2="16cm" svg:y2="2.625cm" draw:start-shape="id11" draw:start-glue-point="10" draw:end-shape="id14" draw:end-glue-point="6" svg:d="m14250 2625h1750">
          <text:p/>
        </draw:connector>
        <draw:frame draw:style-name="gr6" draw:text-style-name="P3" draw:layer="layout" svg:width="1.344cm" svg:height="0.594cm" svg:x="9.417cm" svg:y="1cm">
          <draw:text-box>
            <text:p text:style-name="P3">2/3,10</text:p>
          </draw:text-box>
        </draw:frame>
        <draw:frame draw:style-name="gr6" draw:text-style-name="P3" draw:layer="layout" svg:width="1.344cm" svg:height="0.594cm" svg:x="9.656cm" svg:y="2.656cm">
          <draw:text-box>
            <text:p text:style-name="P3">1/1,12</text:p>
          </draw:text-box>
        </draw:frame>
        <draw:frame draw:style-name="gr6" draw:text-style-name="P3" draw:layer="layout" svg:width="1.188cm" svg:height="0.594cm" svg:x="12cm" svg:y="3.075cm">
          <draw:text-box>
            <text:p text:style-name="P3">1/4,4</text:p>
          </draw:text-box>
        </draw:frame>
        <draw:frame draw:style-name="gr8" draw:text-style-name="P3" draw:layer="layout" svg:width="1.188cm" svg:height="0.594cm" svg:x="13.5cm" svg:y="4.325cm">
          <draw:text-box>
            <text:p text:style-name="P3">1/2,6</text:p>
          </draw:text-box>
        </draw:frame>
        <draw:frame draw:style-name="gr6" draw:text-style-name="P3" draw:layer="layout" svg:width="1.188cm" svg:height="0.594cm" svg:x="12.511cm" svg:y="1.075cm">
          <draw:text-box>
            <text:p text:style-name="P3">2/3,5</text:p>
          </draw:text-box>
        </draw:frame>
        <draw:frame draw:style-name="gr7" draw:text-style-name="P3" draw:layer="layout" svg:width="1.188cm" svg:height="0.594cm" svg:x="12.25cm" svg:y="2.156cm">
          <draw:text-box>
            <text:p text:style-name="P3">0/5,1</text:p>
          </draw:text-box>
        </draw:frame>
        <draw:frame draw:style-name="gr6" draw:text-style-name="P3" draw:layer="layout" svg:width="1.344cm" svg:height="0.594cm" svg:x="14.698cm" svg:y="2.156cm">
          <draw:text-box>
            <text:p text:style-name="P3">2/2,10</text:p>
          </draw:text-box>
        </draw:frame>
        <draw:frame draw:style-name="gr6" draw:text-style-name="P3" draw:layer="layout" svg:width="1.188cm" svg:height="0.594cm" svg:x="15.5cm" svg:y="3.25cm">
          <draw:text-box>
            <text:p text:style-name="P3">1/3,2</text:p>
          </draw:text-box>
        </draw:frame>
        <draw:frame draw:style-name="gr6" draw:text-style-name="P5" draw:layer="layout" svg:width="5.586cm" svg:height="0.937cm" svg:x="2.164cm" svg:y="5cm">
          <draw:text-box>
            <text:p text:style-name="P5"><text:span text:style-name="T2">(a) Iteration 1 – First Path </text:span></text:p>
            <text:p text:style-name="P5"><text:span text:style-name="T2">(A path with a flow of 2 has been found)</text:span></text:p>
          </draw:text-box>
        </draw:frame>
        <draw:frame draw:style-name="gr6" draw:text-style-name="P5" draw:layer="layout" svg:width="5.586cm" svg:height="0.937cm" svg:x="10.664cm" svg:y="5cm">
          <draw:text-box>
            <text:p text:style-name="P5"><text:span text:style-name="T2">(b) Iteration 2 – Second Path</text:span></text:p>
            <text:p text:style-name="P5"><text:span text:style-name="T2">(A path with a flow of 1 has been foun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10-16T09:36:33</meta:creation-date>
    <dc:date>2012-10-16T10:11:30</dc:date>
    <dc:creator>Darran Kartaschew</dc:creator>
    <meta:editing-duration>PT34M57S</meta:editing-duration>
    <meta:editing-cycles>4</meta:editing-cycles>
    <meta:generator>OpenOffice.org/3.4$Solaris_x86 OpenOffice.org_project/340m1$Build-9590</meta:generator>
    <meta:document-statistic meta:object-count="49"/>
  </office:meta>
</office:document-meta>
</file>